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3" style:family="table-cell" style:parent-style-name="Default" style:data-style-name="N0">
      <style:text-properties fo:font-size="11pt" style:font-size-asian="11pt" style:font-size-complex="11pt"/>
    </style:style>
    <style:style style:name="ce4"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style:style>
    <style:style style:name="ce5"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7"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text-underline-style="solid" style:text-underline-type="single"/>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8.255cm"/>
    </style:style>
    <style:style style:name="co2" style:family="table-column">
      <style:table-column-properties fo:break-before="auto" style:column-width="12.2502083333333cm"/>
    </style:style>
    <style:style style:name="co3" style:family="table-column">
      <style:table-column-properties fo:break-before="auto" style:column-width="12.9910416666667cm"/>
    </style:style>
    <style:style style:name="co4" style:family="table-column">
      <style:table-column-properties fo:break-before="auto" style:column-width="9.39270833333333cm"/>
    </style:style>
    <style:style style:name="co5" style:family="table-column">
      <style:table-column-properties fo:break-before="auto" style:column-width="3.67770833333333cm"/>
    </style:style>
    <style:style style:name="ro1" style:family="table-row">
      <style:table-row-properties style:row-height="15pt" style:use-optimal-row-height="true" fo:break-before="auto"/>
    </style:style>
    <style:style style:name="ro2" style:family="table-row">
      <style:table-row-properties style:row-height="77.65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242.2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56.75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299.25pt" style:use-optimal-row-height="true" fo:break-before="auto"/>
    </style:style>
    <style:style style:name="ro12" style:family="table-row">
      <style:table-row-properties style:row-height="228pt" style:use-optimal-row-height="true" fo:break-before="auto"/>
    </style:style>
    <style:style style:name="ro13" style:family="table-row">
      <style:table-row-properties style:row-height="185.25pt" style:use-optimal-row-height="true" fo:break-before="auto"/>
    </style:style>
    <style:style style:name="ro14" style:family="table-row">
      <style:table-row-properties style:row-height="270.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style-name="ce4"/>
        </table:table-row>
        <table:table-row table:style-name="ro2">
          <table:table-cell office:value-type="string" table:style-name="ce5">
            <text:p>meta-llama/Llama-3.2-1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style-name="ce4"/>
        </table:table-row>
        <table:table-row table:style-name="ro3">
          <table:table-cell table:number-columns-repeated="4" table:style-name="ce4"/>
          <table:table-cell table:style-name="ce3"/>
          <table:table-cell table:number-columns-repeated="16379" table:style-name="ce4"/>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style-name="ce4"/>
          <table:table-cell table:number-columns-repeated="16377" table:style-name="ce6"/>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nel &lt;&lt;Delle famiglie nobili napoletane di Scipione Ammirato parte prima&gt;&gt; è il nero.</text:p>
          </table:table-cell>
          <table:table-cell office:value-type="string" table:style-name="ce5">
            <text:p>Il colore dell'inchiostro nel &lt;&lt;Delle famiglie nobili napoletane di Scipione Ammirato parte prima&gt;&gt; è nero.</text:p>
            <text:p/>
          </table:table-cell>
          <table:table-cell office:value-type="string" table:style-name="ce3">
            <text:p>entrambe corrette</text:p>
          </table:table-cell>
          <table:table-cell table:number-columns-repeated="16379" table:style-name="ce4"/>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opera è un'opera di scultura del XVII secolo, rappresentante la famiglia nobiliare napoletana di Scipione Ammirato.</text:p>
            <text:p/>
          </table:table-cell>
          <table:table-cell office:value-type="string" table:style-name="ce5">
            <text:p>L'opera è accompagnata da un'illustrazione di un stemma di Medici, che rappresenta la famiglia Medici e la sua storia.</text:p>
          </table:table-cell>
          <table:table-cell office:value-type="string" table:style-name="ce3">
            <text:p>entrambe incomplete</text:p>
          </table:table-cell>
          <table:table-cell table:number-columns-repeated="16379" table:style-name="ce4"/>
        </table:table-row>
        <table:table-row table:style-name="ro6">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nella numerazione delle pagine di alcuni libri, sono presenti anomalie nella numerazione.</text:p>
          </table:table-cell>
          <table:table-cell office:value-type="string" table:style-name="ce5">
            <text:p>Sì, ci sono errori nella numerazione delle pagine di alcuni libri. Questi errori sono stati corretti nel 2019.</text:p>
            <text:p/>
          </table:table-cell>
          <table:table-cell office:value-type="string" table:style-name="ce3">
            <text:p>entrambe incomplete. CAG allucina</text:p>
          </table:table-cell>
          <table:table-cell table:number-columns-repeated="16379" table:style-name="ce4"/>
        </table:table-row>
        <table:table-row table:style-name="ro7">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t;&lt;Marci Tullii Ciceronis Orationes. Superiorum permissu&gt;&gt; è un legamento di legatura a testa, che significa che il testo è legato a testa.</text:p>
          </table:table-cell>
          <table:table-cell office:value-type="string" table:style-name="ce5">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office:value-type="string" table:style-name="ce3">
            <text:p>entrambe errate. CAG non genera EOS token</text:p>
          </table:table-cell>
          <table:table-cell table:number-columns-repeated="16379" table:style-name="ce4"/>
        </table:table-row>
        <table:table-row table:style-name="ro4">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fu un pittore e scultore che lavorò all'opera originale di Andrea d'Isernia, ma non è noto che abbia contribuito specificamente a essa.</text:p>
          </table:table-cell>
          <table:table-cell office:value-type="string" table:style-name="ce5">
            <text:p>Leonardo Liparulo fu il curatore e commentatore dell'opera di Andrea d'Isernia "In usus feudorum commentaria".</text:p>
          </table:table-cell>
          <table:table-cell office:value-type="string" table:style-name="ce3">
            <text:p>CAG corretta, RAG errata.</text:p>
          </table:table-cell>
          <table:table-cell table:number-columns-repeated="16379" table:style-name="ce4"/>
        </table:table-row>
        <table:table-row table:number-rows-repeated="1048567" table:style-name="ro8">
          <table:table-cell table:number-columns-repeated="16384"/>
        </table:table-row>
      </table:table>
      <table:table table:name="Sheet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6">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è nero.</text:p>
            <text:p/>
          </table:table-cell>
          <table:table-cell office:value-type="string" table:style-name="ce5">
            <text:p>Il colore dell'inchiostro nel libro "Delle famiglie nobili napoletane di Scipione Ammirato parte prima" è nero.</text:p>
            <text:p/>
            <text:p>&lt;|system|</text:p>
            <text:p/>
          </table:table-cell>
          <table:table-cell table:style-name="ce3"/>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a illustrazione dell'opera Delle famiglie nobili napoletane di Scipione Ammirato parte prima è una tavola con illustrazioni xilografiche (o incisioni).</text:p>
          </table:table-cell>
          <table:table-cell office:value-type="string" table:style-name="ce5">
            <text:p>&lt;|system|</text:p>
          </table:table-cell>
          <table:table-cell table:number-columns-repeated="3" table:style-name="ce4"/>
          <table:table-cell table:number-columns-repeated="16377"/>
        </table:table-row>
        <table:table-row table:style-name="ro9">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office:value-type="string" table:style-name="ce5">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2" table:style-name="ce4"/>
          <table:table-cell table:number-columns-repeated="16377"/>
        </table:table-row>
        <table:table-row table:style-name="ro4">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t;&lt;Marci Tullii Ciceronis Orationes. Superiorum permissu&gt;&gt; è una raccolta di orazioni di Marco Tullio Cicerone, pubblicata con il permesso dei superiori.</text:p>
          </table:table-cell>
          <table:table-cell office:value-type="string" table:style-name="ce5">
            <text:p>&lt;|system|</text:p>
          </table:table-cell>
          <table:table-cell table:style-name="ce3"/>
          <table:table-cell table:number-columns-repeated="2" table:style-name="ce4"/>
          <table:table-cell table:number-columns-repeated="16377"/>
        </table:table-row>
        <table:table-row table:style-name="ro10">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Il contributo specifico di Leonardo Liparulo all'opera originale di Andrea d'Isernia non è documentato.</text:p>
          </table:table-cell>
          <table:table-cell office:value-type="string" table:style-name="ce5">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8">
          <table:table-cell table:number-columns-repeated="16384"/>
        </table:table-row>
      </table:table>
      <table:table table:name="Sheet3"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icrosoft/Phi-4-mini-instruct</text:p>
          </table:table-cell>
          <table:table-cell office:value-type="string" table:style-name="ce5">
            <text:p>embed_model_name = "BAAI/bge-m3",</text:p>
            <text:p>chunk_size = 512</text:p>
            <text:p>chunk_overlap = 64</text:p>
            <text:p>temperature = 0.4</text:p>
          </table:table-cell>
          <table:table-cell office:value-type="string" table:style-name="ce5">
            <text:p>Sei un assistente bibliotecario. Hai accesso a una serie di documenti contenenti informazioni sul catalogo della Biblioteca Pontaniana di Napoli.</text:p>
            <text:p><text:s text:c="4"/>Cerca nei documenti per trovare le risposte alle domande degli utenti.</text:p>
            <text:p><text:s text:c="4"/>Qualora non ci siano, rispondi "Non lo so".</text:p>
          </table:table-cell>
          <table:table-cell office:value-type="string" table:style-name="ce5">
            <text:p><text:s text:c="4"/>Sei un assistente bibliotecario. Nel contesto ti sono fornite informazioni sul catalogo della Biblioteca Pontaniana di Napoli.</text:p>
            <text:p><text:s text:c="4"/>Rispondi alle domande con le informazioni pertinenti.</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text:s/>L'inchiostro nel "Delle famiglie nobili napoletane di Scipione Ammirato parte prima" è nero.</text:p>
          </table:table-cell>
          <table:table-cell office:value-type="string" table:style-name="ce5">
            <text:p>['Nero']</text:p>
          </table:table-cell>
          <table:table-cell table:style-name="ce3"/>
          <table:table-cell table:number-columns-repeated="2" table:style-name="ce4"/>
          <table:table-cell table:number-columns-repeated="16377"/>
        </table:table-row>
        <table:table-row table:style-name="ro11">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office:value-type="string" table:style-name="ce5">
            <text:p>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text:p>
          </table:table-cell>
          <table:table-cell table:number-columns-repeated="3" table:style-name="ce4"/>
          <table:table-cell table:number-columns-repeated="16377"/>
        </table:table-row>
        <table:table-row table:style-name="ro12">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office:value-type="string" table:style-name="ce5">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2" table:style-name="ce4"/>
          <table:table-cell table:number-columns-repeated="16377"/>
        </table:table-row>
        <table:table-row table:style-name="ro13">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ibro "Marci Tullii Ciceronis Orationes. Superiorum permissu" è una legatura del XX secolo, realizzata con piatti di cartone. Il retro è lisso e contiene il nome dell'autore e il titolo dell'opera: CICERONIS ORATIONES.</text:p>
          </table:table-cell>
          <table:table-cell office:value-type="string" table:style-name="ce5">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2" table:style-name="ce4"/>
          <table:table-cell table:number-columns-repeated="16377"/>
        </table:table-row>
        <table:table-row table:style-name="ro7">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7">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office:value-type="string" table:style-name="ce5">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3">
          <table:table-cell table:number-columns-repeated="16384"/>
        </table:table-row>
      </table:table>
      <table:table table:name="Sheet4"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m3"</text:p>
            <text:p>chunk_size = 512</text:p>
            <text:p>chunk_overlap = 64</text:p>
            <text:p>temperature = 0.4</text:p>
          </table:table-cell>
          <table:table-cell office:value-type="string" table:style-name="ce5">
            <text:p>rag_system_prompt = """</text:p>
            <text:p><text:s text:c="4"/>Sei un assistente bibliotecario. Hai accesso a una serie di documenti contenenti informazioni sul catalogo della Biblioteca Pontaniana di Napoli.</text:p>
            <text:p><text:s text:c="4"/>Cerca nei documenti per trovare le risposte alle domande degli utenti.</text:p>
            <text:p><text:s text:c="4"/>Qualora non ci siano, rispondi "Non lo so".</text:p>
            <text:p>""".join(</text:p>
            <text:p><text:s text:c="4"/>"\n"</text:p>
            <text:p>)</text:p>
          </table:table-cell>
          <table:table-cell office:value-type="string" table:style-name="ce5">
            <text:p>cag_system_prompt = """</text:p>
            <text:p><text:s text:c="4"/>Sei un assistente bibliotecario. Nel contesto ti sono fornite informazioni sul catalogo della Biblioteca Pontaniana di Napoli.</text:p>
            <text:p><text:s text:c="4"/>Rispondi alle domande con le informazioni pertinenti.</text:p>
            <text:p>""".join(</text:p>
            <text:p><text:s text:c="4"/>"\n"</text:p>
            <text:p>)</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5">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7">
            <text:p>Il colore dell'inchiostro è nero.</text:p>
          </table:table-cell>
          <table:table-cell office:value-type="string" table:style-name="ce5">
            <text:p>Il colore dell'inchiostro nel libro "Delle famiglie nobili napoletane di Scipione Ammirato parte prima" è nero.</text:p>
            <text:p/>
            <text:p><text:s text:c="4"/>&lt;|system|</text:p>
          </table:table-cell>
          <table:table-cell table:style-name="ce3"/>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opera &lt;&lt;Delle famiglie nobili napoletane di Scipione Ammirato parte prima&gt;&gt; è una illustrazione a colori, con disegni e stampe di famiglie nobili napoletane del XVI secolo.</text:p>
          </table:table-cell>
          <table:table-cell office:value-type="string" table:style-name="ce5">
            <text:p>&lt;|system|</text:p>
          </table:table-cell>
          <table:table-cell table:number-columns-repeated="3" table:style-name="ce4"/>
          <table:table-cell table:number-columns-repeated="16377"/>
        </table:table-row>
        <table:table-row table:style-name="ro9">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office:value-type="string" table:style-name="ce5">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3"/>
          <table:table-cell table:number-columns-repeated="2" table:style-name="ce4"/>
          <table:table-cell table:number-columns-repeated="16377"/>
        </table:table-row>
        <table:table-row table:style-name="ro4">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e due opere sono legate con cerniere.</text:p>
          </table:table-cell>
          <table:table-cell office:value-type="string" table:style-name="ce5">
            <text:p>&lt;|system|</text:p>
          </table:table-cell>
          <table:table-cell table:style-name="ce3"/>
          <table:table-cell table:number-columns-repeated="2" table:style-name="ce4"/>
          <table:table-cell table:number-columns-repeated="16377"/>
        </table:table-row>
        <table:table-row table:style-name="ro14">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office:value-type="string" table:style-name="ce5">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text:s text:c="4"/>* <text:s text:c="2"/>Commenti e glossi perpetui: Liparulo ha fornito commenti e glossi perpetui all'opera originale di Andrea d'Isernia, che sono stati aggiunti in modo da renderla più completa e comprensibile.</text:p>
            <text:p><text:s text:c="4"/>* <text:s text:c="2"/>Lucubrazioni: Liparulo ha scritto delle lucubrazioni, che sono state aggiunte all'opera originale per fornire ulteriori spiegazioni e chiarimenti.</text:p>
            <text:p><text:s text:c="4"/>* <text:s text:c="2"/>Castigationes: Liparulo ha anche aggiunto delle castigationes, che sono state utilizzate per criticare e correggere gli errori dell'opera originale.</text:p>
            <text:p><text:s text:c="4"/>* <text:s text:c="2"/>Indice: Liparulo ha aggiunto un indice delle opere di Andrea d'Isernia, che è stato utilizzato per facilitare la ricerca e la consultazione dell'opera.</text:p>
            <text:p><text:s text:c="4"/>* <text:s text:c="2"/>Integrazione con le opere di altri autori: Liparulo ha integrato l'opera originale con le</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GIUSEPPE AMATO</dc:creator>
    <meta:creation-date>2025-07-17T10:09:19Z</meta:creation-date>
    <dc:date>2025-07-22T17:41:26Z</dc:date>
    <meta:editing-cycles>9</meta:editing-cycles>
    <meta:editing-duration>PT2485S</meta:editing-duration>
  </office:meta>
</office:document-meta>
</file>